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style>
    <style:style style:name="P2" style:parent-style-name="Normal" style:family="paragraph">
      <style:text-properties fo:language="en" fo:country="GB"/>
    </style:style>
    <style:style style:name="P3" style:parent-style-name="Normal" style:family="paragraph">
      <style:text-properties fo:language="en" fo:country="GB"/>
    </style:style>
    <style:style style:name="P4" style:parent-style-name="Normal" style:family="paragraph">
      <style:text-properties fo:language="en" fo:country="GB"/>
    </style:style>
    <style:style style:name="P5" style:parent-style-name="Normal" style:family="paragraph">
      <style:text-properties fo:language="en" fo:country="GB"/>
    </style:style>
    <style:style style:name="P6" style:parent-style-name="Normal" style:family="paragraph">
      <style:text-properties fo:font-weight="bold" style:font-weight-asian="bold" fo:language="en" fo:country="GB"/>
    </style:style>
    <style:style style:name="P7" style:parent-style-name="Normal" style:family="paragraph">
      <style:text-properties fo:language="en" fo:country="GB"/>
    </style:style>
    <style:style style:name="P8" style:parent-style-name="Normal" style:family="paragraph">
      <style:text-properties fo:language="en" fo:country="GB"/>
    </style:style>
    <style:style style:name="P9" style:parent-style-name="Normal" style:family="paragraph">
      <style:text-properties fo:language="en" fo:country="GB"/>
    </style:style>
    <style:style style:name="P10" style:parent-style-name="Normal" style:family="paragraph">
      <style:text-properties fo:language="en" fo:country="GB"/>
    </style:style>
    <style:style style:name="P11" style:parent-style-name="Normal" style:family="paragraph">
      <style:text-properties fo:font-weight="bold" style:font-weight-asian="bold" fo:language="en" fo:country="GB"/>
    </style:style>
    <style:style style:name="P12" style:parent-style-name="Normal" style:family="paragraph">
      <style:text-properties fo:language="en" fo:country="GB"/>
    </style:style>
    <style:style style:name="P13" style:parent-style-name="Normal" style:family="paragraph">
      <style:text-properties fo:language="en" fo:country="GB"/>
    </style:style>
    <style:style style:name="P14" style:parent-style-name="Normal" style:family="paragraph">
      <style:text-properties fo:font-weight="bold" style:font-weight-asian="bold" fo:language="en" fo:country="GB"/>
    </style:style>
    <style:style style:name="P15" style:parent-style-name="Normal" style:family="paragraph">
      <style:text-properties fo:font-weight="bold" style:font-weight-asian="bold" fo:language="en" fo:country="GB"/>
    </style:style>
    <style:style style:name="P16" style:parent-style-name="Normal" style:family="paragraph">
      <style:text-properties fo:language="en" fo:country="GB"/>
    </style:style>
    <style:style style:name="P17" style:parent-style-name="Normal" style:family="paragraph">
      <style:text-properties fo:language="en" fo:country="GB"/>
    </style:style>
    <style:style style:name="P18" style:parent-style-name="Normal" style:family="paragraph">
      <style:text-properties fo:language="en" fo:country="GB"/>
    </style:style>
    <style:style style:name="P19" style:parent-style-name="Normal" style:family="paragraph">
      <style:text-properties fo:language="en" fo:country="GB"/>
    </style:style>
    <style:style style:name="P20" style:parent-style-name="Normal" style:family="paragraph">
      <style:text-properties fo:language="en" fo:country="GB"/>
    </style:style>
    <style:style style:name="P21" style:parent-style-name="Normal" style:family="paragraph">
      <style:text-properties fo:font-weight="bold" style:font-weight-asian="bold" fo:language="en" fo:country="GB"/>
    </style:style>
    <style:style style:name="P22" style:parent-style-name="Normal" style:family="paragraph">
      <style:text-properties fo:language="en" fo:country="GB"/>
    </style:style>
    <style:style style:name="P23" style:parent-style-name="Normal" style:family="paragraph">
      <style:text-properties fo:language="en" fo:country="GB"/>
    </style:style>
    <style:style style:name="P24" style:parent-style-name="Normal" style:family="paragraph">
      <style:text-properties fo:language="en" fo:country="GB"/>
    </style:style>
    <style:style style:name="P25" style:parent-style-name="Normal" style:family="paragraph">
      <style:text-properties fo:font-weight="bold" style:font-weight-asian="bold" fo:language="en" fo:country="GB"/>
    </style:style>
    <style:style style:name="P26" style:parent-style-name="Normal" style:family="paragraph">
      <style:text-properties fo:language="en" fo:country="GB"/>
    </style:style>
    <style:style style:name="P27" style:parent-style-name="Normal" style:family="paragraph">
      <style:text-properties fo:language="en" fo:country="GB"/>
    </style:style>
    <style:style style:name="P28" style:parent-style-name="Normal" style:family="paragraph">
      <style:text-properties fo:language="en" fo:country="GB"/>
    </style:style>
    <style:style style:name="P29" style:parent-style-name="Normal" style:family="paragraph">
      <style:text-properties fo:font-weight="bold" style:font-weight-asian="bold" fo:language="en" fo:country="GB"/>
    </style:style>
    <style:style style:name="P30" style:parent-style-name="Normal" style:family="paragraph">
      <style:text-properties fo:language="en" fo:country="GB"/>
    </style:style>
    <style:style style:name="P31" style:parent-style-name="Normal" style:family="paragraph">
      <style:text-properties fo:font-weight="bold" style:font-weight-asian="bold" fo:language="en" fo:country="GB"/>
    </style:style>
    <style:style style:name="P32" style:parent-style-name="Normal" style:family="paragraph">
      <style:text-properties fo:language="en" fo:country="GB"/>
    </style:style>
    <style:style style:name="P33" style:parent-style-name="Normal" style:family="paragraph">
      <style:text-properties fo:font-weight="bold" style:font-weight-asian="bold" fo:language="en" fo:country="GB"/>
    </style:style>
    <style:style style:name="P34" style:parent-style-name="Normal" style:family="paragraph">
      <style:text-properties fo:language="en" fo:country="GB"/>
    </style:style>
    <style:style style:name="T35" style:parent-style-name="Fuentedepárrafopredeter." style:family="text">
      <style:text-properties fo:language="en" fo:country="GB"/>
    </style:style>
    <style:style style:name="P36" style:parent-style-name="Normal" style:family="paragraph">
      <style:text-properties fo:font-weight="bold" style:font-weight-asian="bold" fo:language="en" fo:country="GB"/>
    </style:style>
    <style:style style:name="P37" style:parent-style-name="Normal" style:family="paragraph">
      <style:text-properties fo:language="en" fo:country="GB"/>
    </style:style>
    <style:style style:name="P38" style:parent-style-name="Normal" style:family="paragraph">
      <style:text-properties fo:language="en" fo:country="GB"/>
    </style:style>
    <style:style style:name="P39" style:parent-style-name="Normal" style:family="paragraph">
      <style:text-properties fo:language="en" fo:country="GB"/>
    </style:style>
    <style:style style:name="T40" style:parent-style-name="Fuentedepárrafopredeter." style:family="text">
      <style:text-properties fo:language="en" fo:country="GB"/>
    </style:style>
  </office:automatic-styles>
  <office:body>
    <office:text text:use-soft-page-breaks="true">
      <text:p text:style-name="P1">2. Outline</text:p>
      <text:p text:style-name="P2">The first thing we will see briefly is what is a cognitive disability and some of the difficulties that they have to face.</text:p>
      <text:p text:style-name="P3">Next, we will see some benefits that these people can have in their real life through accessibility to mobile ICT content.</text:p>
      <text:p text:style-name="P4">Later, we will see the work that is being done nowadays and finally my personal vision on this topic.</text:p>
      <text:p text:style-name="P5"/>
      <text:p text:style-name="P6">3. Cognitive disability</text:p>
      <text:p text:style-name="P7">First of all, we need to know what a cognitive disability is. A cognitive disability is understood as the limitations that a person has when he has to perform one or more mental tasks.</text:p>
      <text:p text:style-name="P8">Normally some of the difficulties that have to be faced are related to the ability to memorize, pay attention and maintain concentration, difficulties to understand what they are reading, in addition to many others.</text:p>
      <text:p text:style-name="P9">Some of the most well-known diseases that affect to the cognitive abilities are Alzheimer's, dementia, or hyperactivity in children</text:p>
      <text:p text:style-name="P10"/>
      <text:p text:style-name="P11">4. Benefits<text:s/></text:p>
      <text:p text:style-name="P12">Today, technology is an essential in our lives. We all use mobile phones many times throughout the day for example to send a WhatsApp or we use a laptop to do the university assignments.</text:p>
      <text:p text:style-name="P13">We have already integrated mobile technology into almost every aspect of our lives. Some of the aspects that are more important are education, employment, personal relationships and many others.</text:p>
      <text:p text:style-name="P14"/>
      <text:p text:style-name="P15">5. Some examples.</text:p>
      <text:p text:style-name="P16">People suffering from dementia or Alzheimer's, through access to ICT, can be helped to remember everyday tasks such as eating through alarms.</text:p>
      <text:p text:style-name="P17">For children who have hyperactivity, the accessibility to ICT can be a critical learning tool since it is very expensive for them to learn in the traditional way, in which they study with the same books that other kids that have not a cognitive disorder. The content is specific for these children, for example, making a single task appear on the screen. This helps them not get distracted.</text:p>
      <text:p text:style-name="P18">computer skills and competencies are important for getting a job nowadays. The accessibility to the mobile TIC makes easier for<text:s/>these persons<text:s/>to get and maintain a job.</text:p>
      <text:p text:style-name="P19"/>
      <text:p text:style-name="P20"/>
      <text:soft-page-break/>
      <text:p text:style-name="P21">6. Active work</text:p>
      <text:p text:style-name="P22">Although cognitive disabilities affect many people and access to mobile telephony is increasingly common, there is no big work on this topic.</text:p>
      <text:p text:style-name="P23">There are many standards that talk about the mobile accessibility of tic, but none deals with cognitive accessibility as the main issue.</text:p>
      <text:p text:style-name="P24">The organizations that are actively working on it are:<text:s/>ISO, ETSI and W3C.</text:p>
      <text:p text:style-name="P25">7. ISO</text:p>
      <text:p text:style-name="P26">The organization iso is working on two standards: code + code.</text:p>
      <text:p text:style-name="P27">The first deals with general guidelines on cognitive accessibility and the second with assistance products and accessibility.</text:p>
      <text:p text:style-name="P28">Both standards are still under development and are they are going to be published in January of this year.</text:p>
      <text:p text:style-name="P29">8. ETSI</text:p>
      <text:p text:style-name="P30">The ETSI organization is one of the organizations that have most of the written content about this topic. A specific working group was created in 2015 and developed the AAAA standard and the SSSS standard.</text:p>
      <text:p text:style-name="P31">9. W3C</text:p>
      <text:p text:style-name="P32">The W3C organization also works on this topic. It has many written documents on the accessibility of mobile ICT, but I will highlight these two documents, which although they do not only deal with cognitive accessibility, they treat it particularly in the document.</text:p>
      <text:p text:style-name="P33">10. Usability</text:p>
      <text:p text:style-name="P34">The W3C organization also has another document that works not only on accessibility but also on the usability of mobile ICT.</text:p>
      <text:p text:style-name="Normal"><text:span text:style-name="T35">The main goal of this document is to provide ways of how to do usability testing: the main differences from usability testing between general population and cognitive accessibility testing.</text:span></text:p>
      <text:p text:style-name="P36">11. Personal point of view</text:p>
      <text:p text:style-name="P37">Cognitive disability is very diverse since it affects different functionalities of a person. Creating accessible content is difficult because there are many aspects to handle.</text:p>
      <text:p text:style-name="P38">The accessibility of mobile ICT today can say that it is high, since there are many assistance products that make it possible, but this accessibility in most cases is aimed at physical or motor disabilities.</text:p>
      <text:p text:style-name="P39"/>
      <text:p text:style-name="Normal"><text:span text:style-name="T40">So, there is a lot of work to do to get to the same leve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ristina Martin Bris</meta:initial-creator>
    <dc:creator>Cristina Martin Bris</dc:creator>
    <meta:creation-date>2019-01-08T09:00:00Z</meta:creation-date>
    <dc:date>2019-01-08T10:02:00Z</dc:date>
    <meta:template xlink:href="Normal.dotm" xlink:type="simple"/>
    <meta:editing-cycles>2</meta:editing-cycles>
    <meta:editing-duration>PT3720S</meta:editing-duration>
    <meta:document-statistic meta:page-count="2" meta:paragraph-count="7" meta:word-count="614" meta:character-count="3987" meta:row-count="28" meta:non-whitespace-character-count="3380"/>
  </office:meta>
</office:document-meta>
</file>